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68cm"/>
    </style:style>
    <style:style style:name="gr2" style:family="graphic" style:parent-style-name="standard">
      <style:graphic-properties draw:stroke="solid" svg:stroke-color="#000000" draw:fill="solid" draw:fill-color="#99ccff" draw:textarea-horizontal-align="center" draw:textarea-vertical-align="top" draw:auto-grow-height="true" draw:auto-grow-width="false" fo:min-height="0.475cm" fo:min-width="2.948cm"/>
    </style:style>
    <style:style style:name="gr3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cm" fo:min-width="2.808cm"/>
    </style:style>
    <style:style style:name="gr4" style:family="graphic" style:parent-style-name="standard">
      <style:graphic-properties draw:stroke="solid" svg:stroke-color="#000000" draw:fill="solid" draw:fill-color="#99cc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gr6" style:family="graphic" style:parent-style-name="standard">
      <style:graphic-properties draw:stroke="solid" svg:stroke-color="#000000" draw:marker-end="Line_20_Arrow" draw:marker-end-width="0.2cm" draw:fill="solid" draw:fill-color="#94bd5e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38cm" fo:min-width="0cm"/>
    </style:style>
    <style:style style:name="gr8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.563cm" fo:min-width="0cm"/>
    </style:style>
    <style:style style:name="gr9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628cm" svg:height="1.204cm" svg:x="6.728cm" svg:y="4.157cm">
          <draw:text-box>
            <text:p/>
          </draw:text-box>
        </draw:frame>
        <draw:frame draw:style-name="gr2" draw:text-style-name="P2" draw:id="id7" draw:layer="layout" svg:width="3.982cm" svg:height="1.675cm" svg:x="6.663cm" svg:y="12.137cm">
          <draw:text-box>
            <text:p text:style-name="P1"><text:span text:style-name="T1">tune</text:span></text:p>
            <text:p text:style-name="P1"><text:span text:style-name="T1">varsel</text:span></text:p>
          </draw:text-box>
        </draw:frame>
        <draw:frame draw:style-name="gr3" draw:id="id3" draw:layer="layout" svg:width="3.308cm" svg:height="0.963cm" svg:x="1.038cm" svg:y="5.44cm">
          <draw:text-box>
            <text:p>learn.task</text:p>
          </draw:text-box>
        </draw:frame>
        <draw:frame draw:style-name="gr4" draw:id="id1" draw:layer="layout" svg:width="7.517cm" svg:height="0.963cm" svg:x="8.141cm" svg:y="5.44cm">
          <draw:text-box>
            <text:p>make.res.desc / instance</text:p>
          </draw:text-box>
        </draw:frame>
        <draw:connector draw:style-name="gr5" draw:text-style-name="P1" draw:layer="layout" svg:x1="11.899cm" svg:y1="6.403cm" svg:x2="11.899cm" svg:y2="8.1cm" draw:start-shape="id1" draw:start-glue-point="2" draw:end-shape="id2" draw:end-glue-point="0" svg:d="m11899 6403v1697">
          <text:p/>
        </draw:connector>
        <draw:connector draw:style-name="gr5" draw:text-style-name="P1" draw:layer="layout" svg:x1="4.346cm" svg:y1="5.921cm" svg:x2="8.141cm" svg:y2="5.921cm" draw:start-shape="id3" draw:start-glue-point="1" draw:end-shape="id1" draw:end-glue-point="3" svg:d="m4346 5921h3795">
          <text:p/>
        </draw:connector>
        <draw:frame draw:style-name="gr6" draw:id="id6" draw:layer="layout" svg:width="2.471cm" svg:height="0.963cm" svg:x="4.288cm" svg:y="8.126cm">
          <draw:text-box>
            <text:p>learner</text:p>
          </draw:text-box>
        </draw:frame>
        <draw:frame draw:style-name="gr7" draw:id="id4" draw:layer="layout" svg:width="2.581cm" svg:height="0.963cm" svg:x="1.406cm" svg:y="1cm">
          <draw:text-box>
            <text:p>dataset</text:p>
          </draw:text-box>
        </draw:frame>
        <draw:connector draw:style-name="gr5" draw:text-style-name="P1" draw:layer="layout" svg:x1="2.696cm" svg:y1="1.963cm" svg:x2="2.696cm" svg:y2="3.185cm" draw:start-shape="id4" draw:start-glue-point="2" draw:end-shape="id5" draw:end-glue-point="0" svg:d="m2696 1963v1222">
          <text:p/>
        </draw:connector>
        <draw:connector draw:style-name="gr5" draw:text-style-name="P1" draw:layer="layout" draw:type="curve" svg:x1="5.523cm" svg:y1="9.089cm" svg:x2="8.654cm" svg:y2="12.137cm" draw:start-shape="id6" draw:start-glue-point="2" draw:end-shape="id7" draw:end-glue-point="0" svg:d="m5523 9089c0 2286 3131 762 3131 3048">
          <text:p/>
        </draw:connector>
        <draw:frame draw:style-name="gr8" draw:id="id2" draw:layer="layout" svg:width="5.789cm" svg:height="0.963cm" svg:x="9.005cm" svg:y="8.1cm">
          <draw:text-box>
            <text:p>res.desc / instance</text:p>
          </draw:text-box>
        </draw:frame>
        <draw:connector draw:style-name="gr5" draw:text-style-name="P1" draw:layer="layout" draw:type="curve" svg:x1="11.899cm" svg:y1="9.063cm" svg:x2="8.654cm" svg:y2="12.137cm" draw:start-shape="id2" draw:start-glue-point="2" draw:end-shape="id7" svg:d="m11899 9063c0 2305-3245 769-3245 3074">
          <text:p/>
        </draw:connector>
        <draw:connector draw:style-name="gr5" draw:text-style-name="P1" draw:layer="layout" draw:type="curve" svg:x1="4.346cm" svg:y1="5.921cm" svg:x2="8.654cm" svg:y2="12.137cm" draw:start-shape="id3" draw:start-glue-point="1" draw:end-shape="id7" draw:end-glue-point="0" svg:d="m4346 5921c2872 0 4308 2072 4308 6216">
          <text:p/>
        </draw:connector>
        <draw:frame draw:style-name="gr4" draw:id="id5" draw:layer="layout" svg:width="3.393cm" svg:height="0.963cm" svg:x="1cm" svg:y="3.185cm">
          <draw:text-box>
            <text:p>make.task</text:p>
          </draw:text-box>
        </draw:frame>
        <draw:connector draw:style-name="gr5" draw:text-style-name="P1" draw:layer="layout" svg:x1="2.696cm" svg:y1="4.148cm" svg:x2="2.692cm" svg:y2="5.44cm" draw:start-shape="id5" draw:start-glue-point="2" draw:end-shape="id3" draw:end-glue-point="0" svg:d="m2696 4148v646h-4v646">
          <text:p/>
        </draw:connector>
        <draw:frame draw:style-name="gr4" draw:id="id8" draw:layer="layout" svg:width="6.916cm" svg:height="0.963cm" svg:x="12.084cm" svg:y="10.195cm">
          <draw:text-box>
            <text:p>method / varsel.control</text:p>
          </draw:text-box>
        </draw:frame>
        <draw:frame draw:style-name="gr9" draw:id="id9" draw:layer="layout" svg:width="4.27cm" svg:height="0.963cm" svg:x="13.407cm" svg:y="12.491cm">
          <draw:text-box>
            <text:p>control object</text:p>
          </draw:text-box>
        </draw:frame>
        <draw:connector draw:style-name="gr5" draw:text-style-name="P1" draw:layer="layout" svg:x1="15.542cm" svg:y1="11.158cm" svg:x2="15.542cm" svg:y2="12.491cm" draw:start-shape="id8" draw:start-glue-point="2" draw:end-shape="id9" draw:end-glue-point="0" svg:d="m15542 11158v1333">
          <text:p/>
        </draw:connector>
        <draw:connector draw:style-name="gr5" draw:text-style-name="P1" draw:layer="layout" svg:x1="13.407cm" svg:y1="12.972cm" svg:x2="10.645cm" svg:y2="12.974cm" draw:start-shape="id9" draw:start-glue-point="3" draw:end-shape="id7" draw:end-glue-point="1" svg:d="m13407 12972h-1381v2h-1381">
          <text:p/>
        </draw:connector>
        <draw:frame draw:style-name="gr10" draw:id="id10" draw:layer="layout" svg:width="2.614cm" svg:height="0.963cm" svg:x="1cm" svg:y="12.492cm">
          <draw:text-box>
            <text:p>method</text:p>
          </draw:text-box>
        </draw:frame>
        <draw:connector draw:style-name="gr5" draw:text-style-name="P1" draw:layer="layout" svg:x1="3.614cm" svg:y1="12.973cm" svg:x2="6.663cm" svg:y2="12.974cm" draw:start-shape="id10" draw:start-glue-point="1" draw:end-shape="id7" draw:end-glue-point="3" svg:d="m3614 12973h1525v1h1524">
          <text:p/>
        </draw:connector>
        <draw:frame draw:style-name="gr9" draw:id="id11" draw:layer="layout" svg:width="3.11cm" svg:height="0.963cm" svg:x="7.095cm" svg:y="15.875cm">
          <draw:text-box>
            <text:p>opt.result</text:p>
          </draw:text-box>
        </draw:frame>
        <draw:frame draw:style-name="gr10" draw:text-style-name="P1" draw:id="id12" draw:layer="layout" svg:width="14.493cm" svg:height="2.387cm" svg:x="1.405cm" svg:y="18.613cm">
          <draw:text-box>
            <text:p text:style-name="P1">access </text:p>
            <text:p text:style-name="P1">optimal setting / performances / optimization path </text:p>
            <text:p text:style-name="P1">by using getters</text:p>
          </draw:text-box>
        </draw:frame>
        <draw:connector draw:style-name="gr5" draw:text-style-name="P1" draw:layer="layout" svg:x1="8.654cm" svg:y1="13.812cm" svg:x2="8.65cm" svg:y2="15.875cm" draw:start-shape="id7" draw:start-glue-point="2" draw:end-shape="id11" draw:end-glue-point="0" svg:d="m8654 13812v1032h-4v1031">
          <text:p/>
        </draw:connector>
        <draw:connector draw:style-name="gr5" draw:text-style-name="P1" draw:layer="layout" svg:x1="8.65cm" svg:y1="16.838cm" svg:x2="8.651cm" svg:y2="18.613cm" draw:start-shape="id11" draw:start-glue-point="2" draw:end-shape="id12" draw:end-glue-point="0" svg:d="m8650 16838v888h1v8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6-04T12:12:11.31</meta:creation-date>
    <dc:date>2010-06-04T12:55:11.77</dc:date>
    <dc:creator>Katharina Borg</dc:creator>
    <meta:editing-duration>PT00H13M13S</meta:editing-duration>
    <meta:editing-cycles>2</meta:editing-cycles>
    <meta:generator>OpenOffice.org/3.2$Win32 OpenOffice.org_project/320m12$Build-9483</meta:generator>
    <meta:document-statistic meta:object-count="25"/>
  </office:meta>
</office:document-meta>
</file>